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69f0" style:font-weight-asian="bold" style:font-weight-complex="bold"/>
    </style:style>
    <style:style style:name="P3" style:family="paragraph" style:parent-style-name="Standard">
      <style:text-properties fo:font-weight="bold" officeooo:paragraph-rsid="0025bd59" style:font-weight-asian="bold" style:font-weight-complex="bold"/>
    </style:style>
    <style:style style:name="P4" style:family="paragraph" style:parent-style-name="Standard">
      <style:text-properties officeooo:paragraph-rsid="0023fa31"/>
    </style:style>
    <style:style style:name="P5" style:family="paragraph" style:parent-style-name="Standard">
      <style:text-properties fo:font-style="normal" fo:font-weight="normal" officeooo:paragraph-rsid="002569f0" style:font-style-asian="normal" style:font-weight-asian="normal" style:font-style-complex="normal" style:font-weight-complex="normal"/>
    </style:style>
    <style:style style:name="P6" style:family="paragraph" style:parent-style-name="Standard">
      <style:text-properties fo:font-style="normal" fo:font-weight="normal" officeooo:paragraph-rsid="0025bd59" style:font-style-asian="normal" style:font-weight-asian="normal" style:font-style-complex="normal" style:font-weight-complex="normal"/>
    </style:style>
    <style:style style:name="P7" style:family="paragraph" style:parent-style-name="Standard">
      <style:text-properties fo:font-style="normal" fo:font-weight="bold" officeooo:paragraph-rsid="002569f0" style:font-style-asian="normal" style:font-weight-asian="bold" style:font-style-complex="normal" style:font-weight-complex="bold"/>
    </style:style>
    <style:style style:name="P8" style:family="paragraph" style:parent-style-name="Standard">
      <style:text-properties fo:font-style="normal" fo:font-weight="bold" officeooo:paragraph-rsid="0025bd59" style:font-style-asian="normal" style:font-weight-asian="bold" style:font-style-complex="normal" style:font-weight-complex="bold"/>
    </style:style>
    <style:style style:name="P9" style:family="paragraph" style:parent-style-name="Standard">
      <style:text-properties fo:font-style="normal" fo:font-weight="bold" officeooo:paragraph-rsid="0027b863" style:font-style-asian="normal" style:font-weight-asian="bold" style:font-style-complex="normal" style:font-weight-complex="bold"/>
    </style:style>
    <style:style style:name="P10" style:family="paragraph" style:parent-style-name="Standard">
      <style:text-properties fo:font-style="normal" fo:font-weight="bold" officeooo:paragraph-rsid="002864ee" style:font-style-asian="normal" style:font-weight-asian="bold" style:font-style-complex="normal" style:font-weight-complex="bold"/>
    </style:style>
    <style:style style:name="P11" style:family="paragraph" style:parent-style-name="Text_20_body">
      <style:text-properties officeooo:paragraph-rsid="002569f0"/>
    </style:style>
    <style:style style:name="P12" style:family="paragraph" style:parent-style-name="Standard" style:list-style-name="L1">
      <style:text-properties fo:font-weight="bold" officeooo:paragraph-rsid="001a2e9a" style:font-weight-asian="bold" style:font-weight-complex="bold"/>
    </style:style>
    <style:style style:name="P13" style:family="paragraph" style:parent-style-name="Standard" style:list-style-name="L2">
      <style:text-properties officeooo:paragraph-rsid="001ac4a6"/>
    </style:style>
    <style:style style:name="P14" style:family="paragraph" style:parent-style-name="Standard" style:list-style-name="L2">
      <style:text-properties officeooo:paragraph-rsid="001c9ef7"/>
    </style:style>
    <style:style style:name="P15" style:family="paragraph" style:parent-style-name="Standard" style:list-style-name="L2">
      <style:text-properties officeooo:paragraph-rsid="001e91f6"/>
    </style:style>
    <style:style style:name="P16" style:family="paragraph" style:parent-style-name="Standard" style:list-style-name="L3">
      <style:text-properties officeooo:paragraph-rsid="001ec189"/>
    </style:style>
    <style:style style:name="P17" style:family="paragraph" style:parent-style-name="Standard" style:list-style-name="L3">
      <style:text-properties officeooo:paragraph-rsid="0020b215"/>
    </style:style>
    <style:style style:name="P18" style:family="paragraph" style:parent-style-name="Standard" style:list-style-name="L4">
      <style:text-properties officeooo:paragraph-rsid="0022f9ff"/>
    </style:style>
    <style:style style:name="P19" style:family="paragraph" style:parent-style-name="Standard" style:list-style-name="L4">
      <style:text-properties officeooo:paragraph-rsid="0023fa31"/>
    </style:style>
    <style:style style:name="P20" style:family="paragraph" style:parent-style-name="Standard" style:list-style-name="L5">
      <style:text-properties officeooo:paragraph-rsid="0023fa31"/>
    </style:style>
    <style:style style:name="P21" style:family="paragraph" style:parent-style-name="Standard" style:list-style-name="L6">
      <style:text-properties officeooo:paragraph-rsid="002569f0"/>
    </style:style>
    <style:style style:name="P22" style:family="paragraph" style:parent-style-name="Standard" style:list-style-name="L6">
      <style:text-properties fo:font-style="italic" fo:font-weight="normal" officeooo:paragraph-rsid="002569f0" style:font-style-asian="italic" style:font-weight-asian="normal" style:font-style-complex="italic" style:font-weight-complex="normal"/>
    </style:style>
    <style:style style:name="P23" style:family="paragraph" style:parent-style-name="Standard">
      <style:text-properties fo:font-style="italic" fo:font-weight="normal" officeooo:paragraph-rsid="002569f0" style:font-style-asian="italic" style:font-weight-asian="normal" style:font-style-complex="italic" style:font-weight-complex="normal"/>
    </style:style>
    <style:style style:name="P24" style:family="paragraph" style:parent-style-name="Standard">
      <style:text-properties fo:font-style="italic" style:text-underline-style="none" fo:font-weight="normal" officeooo:rsid="0028f0a0" officeooo:paragraph-rsid="0028f0a0" style:font-style-asian="italic" style:font-weight-asian="normal" style:font-style-complex="italic" style:font-weight-complex="normal"/>
    </style:style>
    <style:style style:name="P25" style:family="paragraph" style:parent-style-name="Standard" style:list-style-name="L6">
      <style:text-properties fo:font-weight="normal" officeooo:paragraph-rsid="002569f0" style:font-weight-asian="normal" style:font-weight-complex="normal"/>
    </style:style>
    <style:style style:name="P26" style:family="paragraph" style:parent-style-name="Standard" style:list-style-name="L6">
      <style:text-properties fo:font-style="normal" fo:font-weight="normal" officeooo:paragraph-rsid="002569f0" style:font-style-asian="normal" style:font-weight-asian="normal" style:font-style-complex="normal" style:font-weight-complex="normal"/>
    </style:style>
    <style:style style:name="P27"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28" style:family="paragraph" style:parent-style-name="Standard" style:list-style-name="L7">
      <style:text-properties fo:font-style="normal" fo:font-weight="normal" officeooo:paragraph-rsid="002864ee"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30" style:family="paragraph" style:parent-style-name="Standard" style:list-style-name="L7">
      <style:text-properties fo:font-style="normal" style:text-underline-style="none" fo:font-weight="normal" officeooo:paragraph-rsid="002864ee"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8f0a0" officeooo:paragraph-rsid="0028f0a0"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2a3a82" officeooo:paragraph-rsid="002a3a82" style:font-style-asian="normal" style:font-weight-asian="normal" style:font-style-complex="normal" style:font-weight-complex="normal"/>
    </style:style>
    <style:style style:name="P33"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34" style:family="paragraph" style:parent-style-name="Standard">
      <style:text-properties fo:font-style="normal" style:text-underline-style="none" fo:font-weight="bold" officeooo:rsid="0028f0a0" officeooo:paragraph-rsid="0028f0a0" style:font-style-asian="normal" style:font-weight-asian="bold" style:font-style-complex="normal" style:font-weight-complex="bold"/>
    </style:style>
    <style:style style:name="P35" style:family="paragraph" style:parent-style-name="Heading_20_1">
      <style:text-properties officeooo:paragraph-rsid="002569f0"/>
    </style:style>
    <style:style style:name="P36" style:family="paragraph" style:parent-style-name="Heading_20_1">
      <style:text-properties fo:font-style="normal" style:font-style-asian="normal" style:font-style-complex="normal"/>
    </style:style>
    <style:style style:name="P37" style:family="paragraph" style:parent-style-name="Text_20_body">
      <style:text-properties fo:font-style="normal" officeooo:rsid="002ccb7f" officeooo:paragraph-rsid="002ccb7f" style:font-style-asian="normal" style:font-style-complex="normal"/>
    </style:style>
    <style:style style:name="P38" style:family="paragraph" style:parent-style-name="Text_20_body">
      <style:text-properties fo:font-style="normal" officeooo:rsid="002e469c" officeooo:paragraph-rsid="002e469c" style:font-style-asian="normal" style:font-style-complex="normal"/>
    </style:style>
    <style:style style:name="P39" style:family="paragraph" style:parent-style-name="Text_20_body">
      <style:text-properties fo:font-style="normal" fo:font-weight="bold" officeooo:rsid="002e469c" officeooo:paragraph-rsid="002e469c" style:font-style-asian="normal" style:font-weight-asian="bold" style:font-style-complex="normal" style:font-weight-complex="bold"/>
    </style:style>
    <style:style style:name="P40" style:family="paragraph" style:parent-style-name="Text_20_body">
      <style:text-properties officeooo:paragraph-rsid="002b9da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b9dad"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9e137"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officeooo:rsid="0029e137"/>
    </style:style>
    <style:style style:name="T12" style:family="text">
      <style:text-properties officeooo:rsid="002b9dad"/>
    </style:style>
    <style:style style:name="T13" style:family="text">
      <style:text-properties officeooo:rsid="002ccb7f"/>
    </style:style>
    <style:style style:name="T14" style:family="text">
      <style:text-properties officeooo:rsid="002e46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5029664882247651123" text:style-name="L1">
        <text:list-item>
          <text:p text:style-name="P12">{f(f(x)) = f(x)}</text:p>
        </text:list-item>
      </text:list>
      <text:list xml:id="list852445713622280962" text:style-name="L2">
        <text:list-item>
          <text:list>
            <text:list-item>
              <text:p text:style-name="P13">lpo-1: x = x</text:p>
            </text:list-item>
            <text:list-item>
              <text:p text:style-name="P14">lpo-3: f(x) &gt;lpo x</text:p>
            </text:list-item>
            <text:list-item>
              <text:p text:style-name="P15">lpo-3: f(f(x)) &gt;lpo x</text:p>
            </text:list-item>
            <text:list-item>
              <text:p text:style-name="P15">lpo-3: f(f(x)) &gt;lpo f(x)</text:p>
            </text:list-item>
          </text:list>
        </text:list-item>
      </text:list>
      <text:list xml:id="list235935317530965" text:continue-list="list5029664882247651123" text:style-name="L1">
        <text:list-item>
          <text:p text:style-name="P12">{f(x) = g(x), <text:s/>g(b) = f(a)}</text:p>
        </text:list-item>
      </text:list>
      <text:list xml:id="list375363531253336940" text:style-name="L3">
        <text:list-item>
          <text:list>
            <text:list-item>
              <text:p text:style-name="P16">lpo-1: x=x</text:p>
            </text:list-item>
            <text:list-item>
              <text:p text:style-name="P16">lpo-2: b&gt;lpo a</text:p>
            </text:list-item>
            <text:list-item>
              <text:p text:style-name="P17">lpo-2: f&gt;lpo g</text:p>
            </text:list-item>
            <text:list-item>
              <text:p text:style-name="P16">lpo-2: f(x) &gt;lpo g(x)</text:p>
            </text:list-item>
            <text:list-item>
              <text:p text:style-name="P16">lpo-2 g(b) &gt;lpo f(a)</text:p>
            </text:list-item>
            <text:list-item>
              <text:p text:style-name="P16">lpo-3 f(x) &gt;lpo x</text:p>
            </text:list-item>
            <text:list-item>
              <text:p text:style-name="P16">lpo-3 g(x) &gt;lpo x</text:p>
            </text:list-item>
            <text:list-item>
              <text:p text:style-name="P16">lpo-3 g(b) &gt;lpo a</text:p>
            </text:list-item>
          </text:list>
        </text:list-item>
      </text:list>
      <text:list xml:id="list235934359231078" text:continue-list="list235935317530965" text:style-name="L1">
        <text:list-item>
          <text:p text:style-name="P12">{f(g(x)) = g(f(x))}</text:p>
        </text:list-item>
      </text:list>
      <text:list xml:id="list5325227074702112719" text:style-name="L4">
        <text:list-item>
          <text:list>
            <text:list-item>
              <text:p text:style-name="P18">lpo-1: x=x</text:p>
            </text:list-item>
            <text:list-item>
              <text:p text:style-name="P19">lpo-2: f&gt;lpo g</text:p>
            </text:list-item>
            <text:list-item>
              <text:p text:style-name="P19">lpo-3: f(x) &gt;lpo x</text:p>
            </text:list-item>
            <text:list-item>
              <text:p text:style-name="P19">lpo-3: g(x) &gt;lpo x</text:p>
            </text:list-item>
            <text:list-item>
              <text:p text:style-name="P19">lpo-3: f(g(x)) &gt;lpo x</text:p>
            </text:list-item>
            <text:list-item>
              <text:p text:style-name="P19">lpo-3: g(f(x)) &gt;lpo x</text:p>
            </text:list-item>
            <text:list-item>
              <text:p text:style-name="P19">lpo-3: f(g(x)) &gt;lpo f(x)</text:p>
            </text:list-item>
            <text:list-item>
              <text:p text:style-name="P19">lpo-3: g(f(x)) &gt;lpo g(x)</text:p>
            </text:list-item>
            <text:list-item>
              <text:p text:style-name="P19">lpo-3: f(g(x)) &gt;lpo g(f(x))</text:p>
            </text:list-item>
          </text:list>
        </text:list-item>
      </text:list>
      <text:list xml:id="list235936056318226" text:continue-list="list235934359231078" text:style-name="L1">
        <text:list-item>
          <text:p text:style-name="P12">{g(f(x)) = f(g(x))}</text:p>
        </text:list-item>
      </text:list>
      <text:list xml:id="list6973235415024887105" text:style-name="L5">
        <text:list-item>
          <text:list>
            <text:list-item>
              <text:p text:style-name="P20">lpo-1: x=x</text:p>
            </text:list-item>
            <text:list-item>
              <text:p text:style-name="P20">lpo-2: g&gt;lpo f</text:p>
            </text:list-item>
            <text:list-item>
              <text:p text:style-name="P20">lpo-3: g(x) &gt;lpo x</text:p>
            </text:list-item>
            <text:list-item>
              <text:p text:style-name="P20">lpo-3: f(x) &gt;lpo x</text:p>
            </text:list-item>
            <text:list-item>
              <text:p text:style-name="P20">lpo-3: g(f(x)) &gt;lpo x</text:p>
            </text:list-item>
            <text:list-item>
              <text:p text:style-name="P20">lpo-3: f(g(x)) &gt;lpo x</text:p>
            </text:list-item>
            <text:list-item>
              <text:p text:style-name="P20">lpo-3: g(f(x)) &gt;lpo g(x)</text:p>
            </text:list-item>
            <text:list-item>
              <text:p text:style-name="P20">lpo-3: f(g(x)) &gt;lpo f(x)</text:p>
            </text:list-item>
            <text:list-item>
              <text:p text:style-name="P20">lpo-3: g(f(x)) &gt;lpo f(g(x))</text:p>
            </text:list-item>
          </text:list>
        </text:list-item>
      </text:list>
      <text:p text:style-name="P4"/>
      <text:h text:style-name="P35" text:outline-level="1"><text:soft-page-break/>Eksamensoppgave 1 i INF2022 fra 2002</text:h>
      <text:p text:style-name="P11"/>
      <text:p text:style-name="P2">1a.</text:p>
      <text:list xml:id="list5933187181250173557" text:style-name="L6">
        <text:list-item>
          <text:p text:style-name="P22">f g a b</text:p>
          <text:list>
            <text:list-item>
              <text:p text:style-name="P25">True. <text:span text:style-name="T2">a</text:span> precedes <text:span text:style-name="T2">b</text:span> and there’s only 1 of each.</text:p>
            </text:list-item>
            <text:list-item>
              <text:p text:style-name="P25">True. Similar amounts of <text:span text:style-name="T2">g</text:span>’s, and <text:span text:style-name="T2">a</text:span> precedes <text:span text:style-name="T2">b</text:span>.</text:p>
            </text:list-item>
            <text:list-item>
              <text:p text:style-name="P21"><text:span text:style-name="T1">True. More </text:span><text:span text:style-name="T4">f</text:span><text:span text:style-name="T7">’s in the first then the last. We ignore the other symbols because of this.</text:span></text:p>
            </text:list-item>
          </text:list>
        </text:list-item>
        <text:list-item>
          <text:p text:style-name="P22">Precedence</text:p>
          <text:list>
            <text:list-item>
              <text:p text:style-name="P26">These terms contain the same elements in different order. This means that there is no precedence to make this true, because order does not matter.</text:p>
            </text:list-item>
            <text:list-item>
              <text:p text:style-name="P26">There is a precedence to make this true. <text:span text:style-name="T2">f s a b c +</text:span></text:p>
            </text:list-item>
          </text:list>
        </text:list-item>
      </text:list>
      <text:p text:style-name="P23"/>
      <text:p text:style-name="P7">1b.</text:p>
      <text:p text:style-name="P5">Eks is well founded when the amount of symbols is finite. The definition of a strict partial ordering says that &gt; (don’t have the correct symbol in libreoffice) is well founded over a set S if there is no infinite sequence s1 &gt; s2 &gt; s2 &gt; ... of S-elements s1, s2, s3, ...</text:p>
      <text:p text:style-name="P6">Eks is an extension of the strict partial ordering, and is therefore well founded.</text:p>
      <text:p text:style-name="P1"/>
      <text:p text:style-name="P3">1c.</text:p>
      <text:p text:style-name="P3"><text:span text:style-name="T1">Eks is a simplification ordering. We can prove this by showing that the term is: </text:span><text:span text:style-name="T4">transitive, anti-reflexive, monotonic and subterm-property.</text:span></text:p>
      <text:p text:style-name="P8"><text:span text:style-name="T1">Eks is transitive, because given precedence </text:span><text:span text:style-name="T4">f a b:</text:span><text:span text:style-name="T1"> </text:span><text:span text:style-name="T4">f(a, b) &gt;eks f(b) &gt;eks</text:span><text:span text:style-name="T1"> a holds because </text:span><text:span text:style-name="T4">f(a,b) &gt;eks a</text:span><text:span text:style-name="T1">.</text:span></text:p>
      <text:p text:style-name="P9"><text:span text:style-name="T1">Eks is anti-reflexive, because </text:span><text:span text:style-name="T4">f(a,b) &gt;eks f(a,b)</text:span><text:span text:style-name="T1"> does not hold for the given precedence.</text:span></text:p>
      <text:p text:style-name="P27">Eks is monotonic which i currently can’t prove.</text:p>
      <text:p text:style-name="P10"><text:span text:style-name="T1">Eks satisfies the subterm-property because </text:span><text:span text:style-name="T4">f(a, b) &gt;eks a </text:span><text:span text:style-name="T1">holds</text:span><text:span text:style-name="T4"> </text:span><text:span text:style-name="T10">for the given precedence.</text:span></text:p>
      <text:p text:style-name="P29"/>
      <text:p text:style-name="P33">1d.</text:p>
      <text:list xml:id="list2923759986323946803" text:style-name="L7">
        <text:list-item>
          <text:p text:style-name="P30">We would have to compare the variables that could occur on both the left and right-hand side of the &gt;eks. This coupled with checking the “normal” symbols occurence on both sides, we can check the precedence and if left hand side has more variables and symbols with highest “value” than the right hand side, it is terminating. If a variable is only on one side, the specification is non-terminating.</text:p>
        </text:list-item>
        <text:list-item>
          <text:p text:style-name="P28"><text:span text:style-name="T9">Using the precedence </text:span><text:span text:style-name="T6">b</text:span><text:span text:style-name="T9"> </text:span><text:span text:style-name="T6">f g x a </text:span><text:span text:style-name="T9">the specifications are terminating because </text:span><text:span text:style-name="T6">f(x) &gt;eks g(x)</text:span><text:span text:style-name="T9"> holds and </text:span><text:span text:style-name="T6">g(b) &gt;eks f(a) </text:span><text:span text:style-name="T9">holds.</text:span></text:p>
        </text:list-item>
      </text:list>
      <text:p text:style-name="P33"/>
      <text:p text:style-name="P33">1e.</text:p>
      <text:p text:style-name="P31">Given precedence <text:span text:style-name="T2">f x</text:span>:</text:p>
      <text:p text:style-name="P31">The specification x = f(x) holds for lpo:</text:p>
      <text:p text:style-name="P24">lpo-1: x=x</text:p>
      <text:p text:style-name="P24">lpo-3: f(x) &gt;lpo x</text:p>
      <text:p text:style-name="P31">But it does not hold for &gt;eks</text:p>
      <text:p text:style-name="P24">x &gt;eks f(x)</text:p>
      <text:p text:style-name="P24"><text:span text:style-name="T8">The right hand side holds a higher value then the left, meaning it does not indicate termination.</text:span></text:p>
      <text:p text:style-name="P31"/>
      <text:p text:style-name="P31"/>
      <text:p text:style-name="P31"/>
      <text:p text:style-name="P31"/>
      <text:h text:style-name="Heading_20_1" text:outline-level="1"><text:soft-page-break/>Exercise 74</text:h>
      <text:p text:style-name="P34">1. Find terms r1 and r2 such that <text:span text:style-name="T4">{f(g(x)) = r1, g(h(x)) = r2</text:span><text:span text:style-name="T5">} </text:span><text:span text:style-name="T11">is confluent (and terminating).</text:span></text:p>
      <text:p text:style-name="P32"/>
      <text:p text:style-name="P32"><text:span text:style-name="T2">r1 = g(h(x)), r2 = f(g(x))</text:span>, <text:span text:style-name="T12">which gives </text:span><text:span text:style-name="T3">{f(g(x)) = g(h(x)), g(h(x)) = f(g(x))}</text:span></text:p>
      <text:p text:style-name="P32"><text:span text:style-name="T3"/></text:p>
      <text:h text:style-name="P36" text:outline-level="1"><text:span text:style-name="T13">Exercise</text:span> 1 <text:span text:style-name="T13">Confluence</text:span></text:h>
      <text:p text:style-name="P39"><text:span text:style-name="T12">1.</text:span></text:p>
      <text:p text:style-name="P40"><text:span text:style-name="T3">{f(a) = b, f(f(x)) = x}</text:span></text:p>
      <text:p text:style-name="P37"><text:span text:style-name="T2">a</text:span> and <text:span text:style-name="T2">b</text:span> are constants, whereas <text:span text:style-name="T2">x</text:span> is a variable. We <text:span text:style-name="T14">can not rename these to match the second specification, meaning the system is not confluent.</text:span></text:p>
      <text:p text:style-name="P38"/>
      <text:p text:style-name="P3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2-26T23:59:33.860471201</dc:date>
    <meta:editing-duration>PT38M12S</meta:editing-duration>
    <meta:editing-cycles>4</meta:editing-cycles>
    <meta:generator>LibreOffice/4.1.4.2$Linux_X86_64 LibreOffice_project/410m0$Build-2</meta:generator>
    <meta:document-statistic meta:table-count="0" meta:image-count="0" meta:object-count="0" meta:page-count="3" meta:paragraph-count="74" meta:word-count="618" meta:character-count="3147" meta:non-whitespace-character-count="2644"/>
  </office:meta>
</office:document-meta>
</file>